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346B0E4660F7252624.png" manifest:media-type="image/png"/>
  <manifest:file-entry manifest:full-path="Pictures/1000000100000316000001261FF533D3A6D83543.png" manifest:media-type="image/png"/>
  <manifest:file-entry manifest:full-path="Pictures/10000001000001E0000000BC615166562F34941A.png" manifest:media-type="image/png"/>
  <manifest:file-entry manifest:full-path="Pictures/100000010000031600000168E555AF1B9619B403.png" manifest:media-type="image/png"/>
  <manifest:file-entry manifest:full-path="Pictures/10000001000001E0000000D4B5476CC2AEC357F7.png" manifest:media-type="image/png"/>
  <manifest:file-entry manifest:full-path="Pictures/10000001000001E0000000CC94416DC3BA8B22C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2.071cm" svg:y="0.159cm" svg:width="12.7cm" svg:height="5.398cm" draw:z-index="0"><draw:image xlink:href="Pictures/10000001000001E0000000CC94416DC3BA8B22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width="12.7cm" svg:height="5.609cm" draw:z-index="1"><draw:image xlink:href="Pictures/10000001000001E0000000D4B5476CC2AEC357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7.747cm" draw:z-index="5"><draw:image xlink:href="Pictures/100000010000031600000168E555AF1B9619B403.png" xlink:type="simple" xlink:show="embed" xlink:actuate="onLoad" draw:mime-type="image/png"/></draw:frame></text:p>
      <text:p text:style-name="Standard"><draw:frame draw:style-name="fr2" draw:name="Image4" text:anchor-type="char" svg:x="2.15cm" svg:y="0.307cm" svg:width="12.7cm" svg:height="4.974cm" draw:z-index="2"><draw:image xlink:href="Pictures/10000001000001E0000000BC615166562F3494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6.325cm" draw:z-index="3"><draw:image xlink:href="Pictures/1000000100000316000001261FF533D3A6D83543.png" xlink:type="simple" xlink:show="embed" xlink:actuate="onLoad" draw:mime-type="image/png"/></draw:frame><text:s/></text:p>
      <text:p text:style-name="Standard"><draw:frame draw:style-name="fr1" draw:name="Image6" text:anchor-type="char" svg:width="17cm" svg:height="6.627cm" draw:z-index="4"><draw:image xlink:href="Pictures/1000000100000316000001346B0E4660F7252624.png" xlink:type="simple" xlink:show="embed" xlink:actuate="onLoad" draw:mime-type="image/png"/></draw:frame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4:18:37.864887959</meta:creation-date>
    <dc:date>2024-12-13T14:31:39.053012451</dc:date>
    <meta:editing-duration>PT13M1S</meta:editing-duration>
    <meta:editing-cycles>1</meta:editing-cycles>
    <meta:document-statistic meta:table-count="0" meta:image-count="6" meta:object-count="0" meta:page-count="2" meta:paragraph-count="2" meta:word-count="0" meta:character-count="2" meta:non-whitespace-character-count="0"/>
    <meta:generator>LibreOffice/7.4.7.2$Linux_X86_64 LibreOffice_project/40$Build-2</meta:generator>
  </office:meta>
</office:document-meta>
</file>